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Segoe UI" svg:font-family="Segoe U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Segoe UI Semibold" svg:font-family="Segoe UI Semibold" style:font-family-generic="swiss" style:font-pitch="variable" svg:panose-1="2 11 7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margin-top="0in" fo:margin-bottom="0.1111in" fo:line-height="107%"/>
    </style:style>
    <style:style style:name="TableColumn7" style:family="table-column">
      <style:table-column-properties style:column-width="7.0861in"/>
    </style:style>
    <style:style style:name="Table6" style:family="table">
      <style:table-properties style:width="7.0861in" style:rel-width="100%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T10" style:parent-style-name="DefaultParagraphFont" style:family="text">
      <style:text-properties style:font-name="Segoe UI Semibold" style:font-name-complex="Segoe UI Semibold" fo:color="#107C10" fo:font-size="12pt" style:font-size-asian="12pt" style:font-size-complex="14pt"/>
    </style:style>
    <style:style style:name="T11" style:parent-style-name="DefaultParagraphFont" style:family="text">
      <style:text-properties style:font-name="Segoe UI Semibold" style:font-name-complex="Segoe UI Semibold" fo:color="#107C10" fo:font-size="12pt" style:font-size-asian="12pt" style:font-size-complex="14pt"/>
    </style:style>
    <style:style style:name="T12" style:parent-style-name="DefaultParagraphFont" style:family="text">
      <style:text-properties style:font-name="Segoe UI Semibold" style:font-name-complex="Segoe UI Semibold" fo:color="#107C10" fo:font-size="12pt" style:font-size-asian="12pt" style:font-size-complex="14pt"/>
    </style:style>
    <number:date-style style:name="N13" number:language="sk" number:country="SK">
      <number:year number:style="long" number:calendar="gregorian"/>
    </number:date-style>
    <style:style style:name="TableRow14" style:family="table-row">
      <style:table-row-properties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TableRow16" style:family="table-row">
      <style:table-row-properties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T18" style:parent-style-name="DefaultParagraphFont" style:family="text">
      <style:text-properties style:font-name="Segoe UI Semibold" style:font-name-complex="Segoe UI Semibold" fo:font-size="12pt" style:font-size-asian="12pt" style:font-size-complex="12pt"/>
    </style:style>
    <style:style style:name="T19" style:parent-style-name="DefaultParagraphFont" style:family="text">
      <style:text-properties style:font-name="Segoe UI Semibold" style:font-name-complex="Segoe UI Semibold" fo:font-size="12pt" style:font-size-asian="12pt" style:font-size-complex="12pt"/>
    </style:style>
    <style:style style:name="P20" style:parent-style-name="Normal" style:family="paragraph">
      <style:paragraph-properties fo:break-before="page" fo:margin-top="0in" fo:margin-bottom="0.1111in" fo:line-height="107%"/>
    </style:style>
    <style:style style:name="T21" style:parent-style-name="DefaultParagraphFont" style:family="text">
      <style:text-properties style:font-name-complex="Segoe UI" fo:color="#161616" fo:background-color="#FFFFFF"/>
    </style:style>
    <style:style style:name="P22" style:parent-style-name="Normal" style:family="paragraph">
      <style:paragraph-properties fo:margin-left="0.0416in">
        <style:tab-stops/>
      </style:paragraph-properties>
      <style:text-properties style:font-name-complex="Segoe UI" fo:color="#161616" fo:background-color="#FFFFFF"/>
    </style:style>
    <style:style style:name="P23" style:parent-style-name="Normal" style:family="paragraph">
      <style:paragraph-properties fo:margin-left="0.0416in">
        <style:tab-stops/>
      </style:paragraph-properties>
      <style:text-properties style:font-name-complex="Segoe UI" fo:color="#161616" fo:background-color="#FFFFFF"/>
    </style:style>
    <style:style style:name="P24" style:parent-style-name="Normal" style:family="paragraph">
      <style:paragraph-properties fo:margin-top="0in" fo:margin-bottom="0.1111in" fo:line-height="107%"/>
    </style:style>
  </office:automatic-styles>
  <office:body>
    <office:text text:use-soft-page-breaks="true">
      <text:p text:style-name="P1"/>
      <table:table table:style-name="Table6">
        <table:table-columns>
          <table:table-column table:style-name="TableColumn7"/>
        </table:table-columns>
        <table:table-row table:style-name="TableRow8">
          <table:table-cell table:style-name="TableCell9">
            <text:p text:style-name="Normal"><text:span text:style-name="T10">Ročník</text:span><text:span text:style-name="T11"><text:s/></text:span><text:span text:style-name="T12"><text:date style:data-style-name="N13">2023</text:date></text:span></text:p>
          </table:table-cell>
        </table:table-row>
        <table:table-row table:style-name="TableRow14">
          <table:table-cell table:style-name="TableCell15">
            <text:p text:style-name="Title">Microsoft<text:s/>Learn – Git a GitHub</text:p>
          </table:table-cell>
        </table:table-row>
        <table:table-row table:style-name="TableRow16">
          <table:table-cell table:style-name="TableCell17">
            <text:p text:style-name="Normal"><text:span text:style-name="T18">Autor:<text:s/></text:span><text:span text:style-name="T19">Nina Petríková</text:span></text:p>
          </table:table-cell>
        </table:table-row>
      </table:table>
      <text:p text:style-name="P20"/>
      <text:soft-page-break/>
      <text:h text:style-name="Heading2" text:outline-level="2">Introduction to GitHub</text:h>
      <text:p text:style-name="Normal">V tomto module<text:s/>na platforme Microsoft Learn<text:s/>získame informácie<text:s/>o<text:s/>základných funkciách<text:s/>platformy<text:s/>GitHub. GitHub je<text:span text:style-name="T21"><text:s/>cloudová platforma, ktorá používa Git ako svoju základnú technológiu. Zjednodušuje proces spolupráce na projektoch a poskytuje webovú lokalitu, viac nástrojov príkazového riadka a celkový postup, ktorý môžu vývojári a používatelia použiť na spoluprácu. </text:span></text:p>
      <text:p text:style-name="P22">Tento učebný modul je rozdelený na<text:s/>4<text:s/>časti<text:s/>v ktorých sa dozvieme čo je to GitHub a ako ho používať, vyskúšame si naše<text:s/>získané<text:s/>vedomosti v inštruovanom cvičení, otestujeme ich v krátkom kvíze a nakoniec zhrnieme do krátkeho sumára.</text:p>
      <text:p text:style-name="P23">Po absolvovaní modulu budeme vedieť<text:s/>vytvárať repozitáre, prispievať k projektom, riešiť konflikty ale aj<text:s/>spravovať zmeny prostredníctvom GitHubu. Modul sa<text:s/>tiež zaoberá<text:s/>témami ako sú žiadosti o pull, správa problémov<text:s/>či<text:s/>spolupráca v tíme.<text:s/></text:p>
      <text:h text:style-name="Heading2" text:outline-level="2">Introduction to version control with Git</text:h>
      <text:p text:style-name="Normal">Introduction to version control with Git je študijný program na platforme Microsoft<text:s/>Learn<text:s/>rozdelený do 4 samostatných modulov.<text:s/>Git je verzionovací systém, ktorý umožňuje programátorom uchovávať zmeny v kóde a spravovať ich históriu.<text:s/></text:p>
      <text:p text:style-name="Normal">Počas tohto študijného programu sa naučíme pracovať s Gitom a všetky jeho základné funkcie. Okrem teórie, ktorá je aplikovaná na použitie v bežnom živote si tiež naše vedomosti aplikujeme do praxe cez Izolované testovacie prostredie. Všetky príkazy a postupy sú dopodrobna a zrozumiteľne vysvetlené a študenti ich všetky využijú pri tvorbe vlastnej stránky.<text:s/></text:p>
      <text:p text:style-name="Normal">Na záver<text:s/>všetkých modulov<text:s/>nás<text:s/>čakajú<text:s/>kvízy<text:s/>a po<text:s/>ich<text:s/>úspešnom absolvovaní získame trofej. Po ukončení<text:s/>študijného programu vieme efektívne<text:s/>pracovať<text:s/>s vetvami, riešiť<text:s/>konflikty, zlučovať<text:s/>zmeny<text:s/>a mnoho ďalších zručností potrebných na prácu s Gitom.</text:p>
      <text:p text:style-name="Normal"/>
      <text:p text:style-name="P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Segoe UI" svg:font-family="Segoe U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Segoe UI Semibold" svg:font-family="Segoe UI Semibold" style:font-family-generic="swiss" style:font-pitch="variable" svg:panose-1="2 11 7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Segoe UI" style:font-name-asian="Segoe U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line-height="100%"/>
      <style:text-properties style:font-name="Segoe UI Semibold" style:font-name-asian="Times New Roman" style:font-name-complex="Times New Roman" fo:font-size="20pt" style:font-size-asian="20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line-height="100%"/>
      <style:text-properties style:font-name="Segoe UI Semibold" style:font-name-asian="Times New Roman" style:font-name-complex="Times New Roman" fo:color="#81CC29" fo:font-size="12pt" style:font-size-asian="12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line-height="100%"/>
      <style:text-properties style:font-name="Segoe UI Semibold" style:font-name-asian="Times New Roman" style:font-name-complex="Times New Roman" fo:color="#81CC29" style:font-size-complex="12pt" fo:hyphenate="false"/>
    </style:style>
    <style:style style:name="Normal" style:display-name="Normal" style:family="paragraph">
      <style:paragraph-properties fo:margin-top="0.0833in" fo:margin-bottom="0.0833in" fo:line-height="150%"/>
      <style:text-properties style:font-name="Segoe UI" fo:font-size="10pt" style:font-size-asian="10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Segoe UI Semibold" style:font-name-asian="Times New Roman" style:font-name-complex="Times New Roman" fo:font-size="20pt" style:font-size-asian="20pt" style:font-size-complex="16pt"/>
    </style:style>
    <style:style style:name="Title" style:display-name="Title" style:family="paragraph" style:parent-style-name="Normal" style:next-style-name="Normal">
      <style:paragraph-properties style:contextual-spacing="true" fo:line-height="100%"/>
      <style:text-properties style:font-name="Segoe UI Semibold" style:font-name-asian="Times New Roman" style:font-name-complex="Times New Roman" fo:letter-spacing="-0.0069in" style:letter-kerning="true" fo:font-size="32pt" style:font-size-asian="32pt" style:font-size-complex="28pt" fo:hyphenate="false"/>
    </style:style>
    <style:style style:name="TitleChar" style:display-name="Title Char" style:family="text" style:parent-style-name="DefaultParagraphFont">
      <style:text-properties style:font-name="Segoe UI Semibold" style:font-name-asian="Times New Roman" style:font-name-complex="Times New Roman" fo:letter-spacing="-0.0069in" style:letter-kerning="true" fo:font-size="32pt" style:font-size-asian="32pt" style:font-size-complex="28pt"/>
    </style:style>
    <style:style style:name="Heading2Char" style:display-name="Heading 2 Char" style:family="text" style:parent-style-name="DefaultParagraphFont">
      <style:text-properties style:font-name="Segoe UI Semibold" style:font-name-asian="Times New Roman" style:font-name-complex="Times New Roman" fo:color="#81CC29" fo:font-size="12pt" style:font-size-asian="12pt" style:font-size-complex="13pt"/>
    </style:style>
    <style:style style:name="Header" style:display-name="Header" style:family="paragraph" style:parent-style-name="Normal">
      <style:paragraph-properties fo:margin-top="0in"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Segoe UI" fo:font-size="8pt" style:font-size-asian="8pt"/>
    </style:style>
    <style:style style:name="Footer" style:display-name="Footer" style:family="paragraph" style:parent-style-name="Normal">
      <style:paragraph-properties fo:margin-top="0in"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Segoe UI" fo:font-size="8pt" style:font-size-asian="8pt"/>
    </style:style>
    <style:style style:name="PlaceholderText" style:display-name="Placeholder Text" style:family="text" style:parent-style-name="DefaultParagraphFont">
      <style:text-properties fo:color="#808080"/>
    </style:style>
    <style:style style:name="Heading3Char" style:display-name="Heading 3 Char" style:family="text" style:parent-style-name="DefaultParagraphFont">
      <style:text-properties style:font-name="Segoe UI Semibold" style:font-name-asian="Times New Roman" style:font-name-complex="Times New Roman" fo:color="#81CC29" fo:font-size="10pt" style:font-size-asian="10pt" style:font-size-complex="12pt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81CC29" style:text-underline-type="single" style:text-underline-style="solid" style:text-underline-width="auto" style:text-underline-mode="continuous"/>
    </style:style>
    <style:style style:name="Subtitle" style:display-name="Subtitle" style:family="paragraph" style:parent-style-name="Normal" style:next-style-name="Normal">
      <style:paragraph-properties fo:line-height="100%"/>
      <style:text-properties style:font-name="Segoe UI" style:font-name-asian="Times New Roman" fo:letter-spacing="0.0208in" fo:font-size="12pt" style:font-size-asian="12pt" fo:hyphenate="false"/>
    </style:style>
    <style:style style:name="SubtitleChar" style:display-name="Subtitle Char" style:family="text" style:parent-style-name="DefaultParagraphFont">
      <style:text-properties style:font-name-asian="Times New Roman" fo:letter-spacing="0.0208in" fo:font-size="12pt" style:font-size-asian="12pt"/>
    </style:style>
    <style:style style:name="Strong" style:display-name="Strong" style:family="text" style:parent-style-name="DefaultParagraphFont">
      <style:text-properties style:font-name="Segoe UI Semibold" fo:font-weight="normal" style:font-weight-asian="normal" style:font-weight-complex="bold" fo:text-transform="none" fo:font-variant="normal" style:text-line-through-type="none" text:display="true" style:use-window-font-color="true" style:letter-kerning="false" style:text-position="0% 100%" fo:font-size="10pt" style:font-size-asian="10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81cc29" draw:opacity="100%" draw:stroke="solid" svg:stroke-width="0.01389in" svg:stroke-color="#5d951b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5909in" fo:margin-bottom="0.5902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86in"/>
      </style:header-style>
      <style:footer-style>
        <style:header-footer-properties style:dynamic-spacing="true" fo:min-height="0.0006in"/>
      </style:footer-style>
    </style:page-layout>
    <style:style style:name="T2" style:parent-style-name="DefaultParagraphFont" style:family="text">
      <style:text-properties style:font-name="Segoe UI Semibold" style:font-name-complex="Segoe UI Semibold" fo:color="#9BF00B"/>
    </style:style>
    <style:style style:name="P3" style:parent-style-name="Footer" style:family="paragraph">
      <style:paragraph-properties fo:text-align="center"/>
    </style:style>
    <style:style style:name="T4" style:parent-style-name="DefaultParagraphFont" style:family="text">
      <style:text-properties style:font-name="Segoe UI Semibold" style:font-name-complex="Segoe UI Semibold" fo:color="#107C10"/>
    </style:style>
    <style:style style:name="P5" style:parent-style-name="Footer" style:family="paragraph">
      <style:text-properties style:font-name="Segoe UI Semibold" style:font-name-complex="Segoe UI Semibold"/>
    </style:style>
    <style:style style:family="graphic" style:name="a0">
      <style:graphic-properties style:wrap="run-through" style:run-through="background" draw:fill="solid" draw:fill-color="#054b16" draw:opacity="100%" draw:stroke="none" style:horizontal-rel="page" style:vertical-rel="page" style:horizontal-pos="center" style:vertical-pos="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ge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ge" style:horizontal-pos="from-left" style:vertical-pos="from-top"/>
    </style:style>
  </office:automatic-styles>
  <office:master-styles>
    <style:master-page style:name="MPF0" style:page-layout-name="PL0">
      <style:header>
        <text:p text:style-name="Normal"><text:span text:style-name="T2">Microsoft Learn – Git a GitHub</text:span></text:p>
        <text:p text:style-name="Normal"/>
        <text:p text:style-name="Normal"><draw:custom-shape svg:x="0in" svg:y="0in" svg:width="8.23958in" svg:height="1.10417in" draw:z-index="251660287" draw:id="id0" draw:style-name="a0" draw:name="Rectangle 1" text:anchor-type="paragraph"><svg:title/><svg:desc/><draw:enhanced-geometry draw:type="non-primitive" svg:viewBox="0 0 21600 21600" draw:enhanced-path="M 0 0 L 21600 0 21600 21600 0 21600 Z N"/></draw:custom-shape></text:p>
      </style:header>
      <style:footer>
        <text:p text:style-name="P3"><text:span text:style-name="T4"><text:page-number text:fixed="false">2</text:page-number></text:span></text:p>
      </style:footer>
      <style:header-first>
        <text:p text:style-name="Header"><draw:frame draw:z-index="251662336" draw:style-name="a1" draw:name="Picture 2" text:anchor-type="paragraph" svg:x="4.83768in" svg:y="0.59097in" svg:width="2.23622in" svg:height="0.3937in" style:rel-width="scale" style:rel-height="scale"><draw:image xlink:href="media/image1.png" xlink:type="simple" xlink:show="embed" xlink:actuate="onLoad"/><svg:title/><svg:desc/></draw:frame></text:p>
        <text:p text:style-name="Header"/>
        <text:p text:style-name="Header"/>
        <text:p text:style-name="Header"/>
        <text:p text:style-name="Header"/>
        <text:p text:style-name="Header"><draw:frame draw:z-index="251661312" draw:style-name="a2" draw:name="Picture 3" text:anchor-type="paragraph" svg:x="0in" svg:y="0.58958in" svg:width="1.84583in" svg:height="0.39306in" style:rel-width="scale" style:rel-height="scale"><draw:image xlink:href="media/image2.png" xlink:type="simple" xlink:show="embed" xlink:actuate="onLoad"/><svg:title/><svg:desc>Obrázok, na ktorom je text, ClipArt

Automaticky generovaný popis</svg:desc></draw:frame></text:p>
      </style:header-first>
      <style:footer-first>
        <text:p text:style-name="P5">© Študentské Trénerské Centrum Microsoft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icrosoft Learn – Git a GitHub</dc:title>
    <dc:description/>
    <dc:subject/>
    <meta:initial-creator>Nina Petríková</meta:initial-creator>
    <dc:creator>Petríková Nina</dc:creator>
    <meta:creation-date>2023-06-08T13:18:00Z</meta:creation-date>
    <dc:date>2023-06-08T14:06:00Z</dc:date>
    <meta:template xlink:href="ŠTC_šablóna_dokumentov" xlink:type="simple"/>
    <meta:editing-cycles>1</meta:editing-cycles>
    <meta:editing-duration>PT2580S</meta:editing-duration>
    <meta:user-defined meta:name="ContentTypeId">0x0101003D0E926108D2954EAB525BFF5C509CE0</meta:user-defined>
    <meta:user-defined meta:name="MediaServiceImageTags"/>
    <meta:document-statistic meta:page-count="2" meta:paragraph-count="3" meta:word-count="276" meta:character-count="1850" meta:row-count="13" meta:non-whitespace-character-count="1577"/>
  </office:meta>
</office:document-meta>
</file>